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fo:font-weight="normal" style:font-weight-asian="normal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3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4" style:family="text"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T5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45"/></text:p>
      <text:p text:style-name="Standard"><text:s text:c="46"/>COMPOÑENTES SIGUELINEAS</text:p>
      <text:p text:style-name="Standard"/>
      <text:p text:style-name="Standard"/>
      <text:p text:style-name="Standard"><text:s text:c="19"/><text:span text:style-name="T2">COMPOÑENTES PARA IMPRIMIR EN 3D</text:span></text:p>
      <text:p text:style-name="Standard"/>
      <text:p text:style-name="Standard"><text:s/>1-chasis.stl.....,,,,,,,,,,,,,,,,,,,,,,,.....1</text:p>
      <text:p text:style-name="Standard"><text:s/>2-roda.stl....................................2</text:p>
      <text:p text:style-name="Standard"><text:s/>3-soporte_infr.stl........................1</text:p>
      <text:p text:style-name="Standard"><text:s/>4-soporte_motor_dto.stl.............1</text:p>
      <text:p text:style-name="Standard"><text:s/>5-soporte_motor_esq.stl.............1</text:p>
      <text:p text:style-name="Standard"><text:s/>6-soporte_baterias......................1</text:p>
      <text:p text:style-name="Standard"><text:s/>7-soporte_roda_loca...................1</text:p>
      <text:p text:style-name="Standard"/>
      <text:p text:style-name="Standard"><text:span text:style-name="T4"><text:s text:c="5"/></text:span></text:p>
      <text:p text:style-name="P1"><text:span text:style-name="T1"/></text:p>
      <text:p text:style-name="P1"><text:span text:style-name="T1"><text:s text:c="24"/></text:span><text:span text:style-name="T2">COMPOÑENTES ELECTRÓNICOS</text:span><text:span text:style-name="T1"> </text:span></text:p>
      <text:p text:style-name="P1"><text:span text:style-name="T1"/></text:p>
      <text:p text:style-name="Standard"><text:span text:style-name="T5"><text:s text:c="5"/>-Arduino Nano V3.0 Atmrega328p 3.0.......................................1</text:span></text:p>
      <text:p text:style-name="P1"><text:span text:style-name="T1"><text:s text:c="5"/>-Driver Arduino para motores L9110 <text:s/>DC...................................1</text:span></text:p>
      <text:p text:style-name="P1"><text:span text:style-name="T1"><text:s text:c="5"/>-Sensores infravermellos TCRTC5000........................................2</text:span></text:p>
      <text:p text:style-name="P1"><text:span text:style-name="T1"><text:s text:c="5"/>-Interruptor swich 2 posicións.....................................................1</text:span></text:p>
      <text:p text:style-name="Standard"><text:span text:style-name="T5"><text:s text:c="5"/>-Motores DC 6 V 100 RPM.........................................................2</text:span></text:p>
      <text:p text:style-name="P1"><text:span text:style-name="T1"><text:s text:c="5"/>-Módulo de Adaptador de Terminal para Arduino Nano V3.0....1</text:span></text:p>
      <text:p text:style-name="P1"><text:span text:style-name="T1"><text:s text:c="5"/>-Caja pack de 4 baterías AA 2+2.................................................1</text:span></text:p>
      <text:p text:style-name="P1"><text:span text:style-name="T1"><text:s text:c="5"/>-Cables Dupont de varios colores.</text:span></text:p>
      <text:p text:style-name="P1"><text:span text:style-name="T1"><text:s text:c="5"/>-Pilas <text:s/>AA 1,5 V...........................................................................4</text:span></text:p>
      <text:p text:style-name="P1"><text:span text:style-name="T1"/></text:p>
      <text:p text:style-name="Standard"><text:span text:style-name="T2"/></text:p>
      <text:p text:style-name="Standard"><text:span text:style-name="T4"><text:s text:c="20"/></text:span><text:span text:style-name="T2">COMPOÑENTES MECÁNICOS</text:span></text:p>
      <text:p text:style-name="Standard"><text:span text:style-name="T2"/></text:p>
      <text:p text:style-name="P1"><text:span text:style-name="T1"><text:s text:c="4"/>-Esfera metálica ou canica de 14 mmm de diámetro...1</text:span></text:p>
      <text:p text:style-name="P1"><text:span text:style-name="T1"><text:s text:c="4"/>-Xunta tórica de 32 mm...............................................4</text:span></text:p>
      <text:p text:style-name="P1"><text:span text:style-name="T1"><text:s text:c="4"/>-Parafusos M6X32mm, cabeza hexagonal...................1</text:span></text:p>
      <text:p text:style-name="P1"><text:span text:style-name="T1"><text:s text:c="4"/>-Porcas M6...................................................................2</text:span></text:p>
      <text:p text:style-name="P1"><text:span text:style-name="T1"><text:s text:c="4"/>-Parafusos M3X8mm.................................................10</text:span></text:p>
      <text:p text:style-name="P1"><text:span text:style-name="T1"><text:s text:c="4"/>-Parafusos M3X12mm.................................................1</text:span></text:p>
      <text:p text:style-name="P1"><text:span text:style-name="T1"><text:s text:c="4"/>-Porcas M3.................................................................11</text:span></text:p>
      <text:p text:style-name="P1"><text:span text:style-name="T1"><text:s text:c="4"/>-Parafusos rosca chapa …............................................3</text:span></text:p>
      <text:p text:style-name="P1"><text:span text:style-name="T1"><text:s text:c="4"/>-Parafusos rosca chapa mini para interruptor....….......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co </meta:initial-creator>
    <meta:creation-date>2017-06-29T09:40:07.57</meta:creation-date>
    <meta:document-statistic meta:table-count="0" meta:image-count="0" meta:object-count="0" meta:page-count="1" meta:paragraph-count="31" meta:word-count="103" meta:character-count="1886"/>
    <dc:date>2017-06-29T10:24:33.23</dc:date>
    <dc:creator>Paco </dc:creator>
    <meta:editing-duration>PT13M14S</meta:editing-duration>
    <meta:editing-cycles>1</meta:editing-cycles>
    <meta:generator>OpenOffice/4.1.3$Win32 OpenOffice.org_project/413m1$Build-9783</meta:generator>
  </office:meta>
</office:document-meta>
</file>